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02 13 25 “that” Harry Sypert Recognized</text:p>
      <text:p text:style-name="Standard"/>
      <text:p text:style-name="Standard"/>
      <text:p text:style-name="Standard">Last Tuesday was an unusual “tea time” for us, Monday Nite Footballers. Actually, we have been meeting every week, for the past fifty five years. And the thing that made it awkward was that we<text:s/>recognized “that” Harry Sypert...for being correct in predicting a Philadelphia Eagles</text:p>
      <text:p text:style-name="Standard">‘ victory of our Kansas City Chiefs...killing the Chiefs’ attempt to become a three-peat Super Bowl champion. A he has done for the last few years, Harry just flat-out said that the “Eagles will fly”. And last Sunday, they trounced and embarrassed our Chiefs, before a world-wide crowd. However, the <text:s/>Eagles, led by their <text:s/>wonder-quarterback, Jalen Hurts, showed Patrick Mahomes and his come-back Chiefs that the Eagles were back and most important for us Monday Niters, “that” Harry Sypert was right-there, praising and woo-hooting Philadelphia. And obviously being friends with Harry on such an awkward occasion made it even more awkward...for us who have been friends with this dude, for now over half a century. But, a praise-for-Harry meet-up normally woulthat” d have lasted all of five minutes turned out to be a two-hour plus tribute...to someone who had repeatedly predicted that the Chiefs would fall from their throne...and on last Sunday. But, the occasion turned out to be a respect-party, for “that” Harry Sypert.</text:p>
      <text:p text:style-name="Standard"/>
      <text:p text:style-name="Standard">There were three reasons why surprised Harry was honored. One, he was heralded because of his remarkable contributions to the Monday Niters.Secondly, he was praised for his contributions to the Kansas City School District honor team and third, he unexpectedly helped a KU professor out by</text:p>
      <text:p text:style-name="Standard">by supplyig much-needed information to the inquisitive professor. Let’s start.</text:p>
      <text:p text:style-name="Standard"/>
      <text:p text:style-name="Standard">First and foremost, most of the Monday Niters present praised Sypert for his impeccable memory. This guy can remember all kinds of facts, in great detail. That kind of savvy probably made him a popular History teacher at Lincoln High School. And of course, the Monday Niters holds him in high regard for remembering players and facts, about the Kansas City Chiefs and their tenure, here in Kansas City. While it can be annoying at times, no one ever argues with or ever disputes Harry, when it comes to citing facts about players. And most of us do well to remember the starting players for the Chiefs, Harry can recite not only their names but their colleges and even the criminal records. This guy is amazing, when using his “perfect recall”. His pSo when he makes an odd prediction against the Chiefs, we all just listen...but we never question his reason. So, when he said that the Eagles would embarrass the Chiefs in the Super Bowl, most of us just listened...daring not to convince him otherwise. This guy is brilliant at retaining information.</text:p>
      <text:p text:style-name="Standard"/>
      <text:p text:style-name="Standard">Secondly, Harry was part of a team, headed up by the late Ike Gardner. This “attendance swat team” was respectfully known, as home-school coordinators. Their mission was plain and simple...go out into the Kansas City community and address any family issue that get in the way of a child attending school. I became a part of this as a health care executive and we were asked to supply eye glasses for those District children needing glasses. This team included several of the Monday Niters. This team was heralded<text:s/>all over town, as being able to disrupt anything that would alter a child’s ability to attend school. At Samuel Rodgers Health Center, we looked forward to collaborating with the School District, mainly because it affected our population, as well. This team was not afraid to go into the projects or anywhere else...to make sure children got a chance to go to school. Needless to say, our immunization goals were met every year, because of the exuberance of this team. And it was a pleasure, revisiting the contributions of this very-alert brother. But, it was the KU professor that gained the most from the two-hour meeting. Let me explain.</text:p>
      <text:p text:style-name="Standard"/>
      <text:soft-page-break/>
      <text:h text:style-name="Heading1" text:outline-level="1">For a solid ninety minutes, we sang Harry Sypert’s praise. All of us were well-aware of Harry’s commitment to the Raiders...because of their commitment to diversity and fair-play. But right in the middle of recalling all those accolades, the KU professor asked whatever happened to Uncle Walt Livingston and Paul Booker…..And who answered with indisputable facts about their impeccable contributions to the Niles Home For Children. And who supplied that information. It was “that” Harry Sypert. Well, all of us were not surprised. This guy, while not a loyal Chiefs’ fan, can recall facts, like no other. Obviously, the KU professor was impressed. And we were, too. For even though the Monday Niters don’t always agree, we do welcome solid, repeatable information. And Harry Sypert can supply it...at all times...anywhere. And as we exited Club Six, I again congratulated him….not because he a good guy...but because he helped us become part of a progressive community...with his knowledge. What an educator...”that Harry Sypert!!</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ell, Dave</dc:creator>
    <meta:creation-date>2025-02-13T12:46:00Z</meta:creation-date>
    <dc:date>2025-02-13T12:46:00Z</dc:date>
    <meta:template xlink:href="Normal.dotm" xlink:type="simple"/>
    <meta:editing-cycles>2</meta:editing-cycles>
    <meta:editing-duration>PT60S</meta:editing-duration>
    <meta:document-statistic meta:page-count="3" meta:paragraph-count="9" meta:word-count="743" meta:character-count="4974" meta:row-count="35" meta:non-whitespace-character-count="4240"/>
  </office:meta>
</office:document-meta>
</file>